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font-size="10pt" fo:font-weight="normal"/>
    </style:style>
    <style:style style:name="P8"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9" style:family="paragraph" style:parent-style-name="Code_20_Indented">
      <style:paragraph-properties fo:margin-left="0.5in" fo:margin-right="0in" fo:text-indent="0in" style:auto-text-indent="false"/>
    </style:style>
    <style:style style:name="P10"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1"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2"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Text_20_body_20_indent">
      <style:paragraph-properties fo:margin-left="0.5in" fo:margin-right="0in" fo:text-indent="0in" style:auto-text-indent="false"/>
    </style:style>
    <style:style style:name="P14" style:family="paragraph" style:parent-style-name="Text_20_body_20_indent">
      <style:paragraph-properties fo:margin-left="0.5in" fo:margin-right="0in" fo:text-indent="0in" style:auto-text-indent="false"/>
      <style:text-properties fo:font-weight="bold"/>
    </style:style>
    <style:style style:name="P15" style:family="paragraph" style:parent-style-name="Text_20_body">
      <style:text-properties fo:color="#ff0000"/>
    </style:style>
    <style:style style:name="P16" style:family="paragraph" style:parent-style-name="Code_20_Indented">
      <style:paragraph-properties fo:margin-left="1in" fo:margin-right="0in" fo:text-indent="-0.25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19"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21" style:family="paragraph" style:parent-style-name="Text_20_Body_20_Single">
      <style:paragraph-properties fo:margin-left="0in" fo:margin-right="0in" fo:margin-top="0in" fo:margin-bottom="0in" fo:text-indent="0in" style:auto-text-indent="false"/>
    </style:style>
    <style:style style:name="P22"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3"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4" style:family="paragraph" style:parent-style-name="List_20_Number_20_Code">
      <style:paragraph-properties fo:margin-left="0in" fo:margin-right="0in" fo:text-indent="0in" style:auto-text-indent="false"/>
    </style:style>
    <style:style style:name="P2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2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2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2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29"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4"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35"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36"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3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3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3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4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5"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56"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57"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5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2" style:family="paragraph" style:parent-style-name="Text_20_Body_20_Single" style:list-style-name="L4">
      <style:paragraph-properties fo:margin-left="0in" fo:margin-right="0in" fo:margin-top="0in" fo:margin-bottom="0in" fo:text-indent="0in" style:auto-text-indent="false"/>
      <style:text-properties fo:font-style="normal" fo:font-weight="bold" style:font-style-asian="italic" style:font-style-complex="italic"/>
    </style:style>
    <style:style style:name="P63" style:family="paragraph" style:parent-style-name="Text_20_Body_20_Single" style:list-style-name="L5">
      <style:paragraph-properties fo:margin-left="0in" fo:margin-right="0in" fo:margin-top="0in" fo:margin-bottom="0in" fo:text-indent="0in" style:auto-text-indent="false"/>
    </style:style>
    <style:style style:name="P64" style:family="paragraph" style:parent-style-name="Text_20_Body_20_Single" style:list-style-name="L6">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65" style:family="paragraph" style:parent-style-name="Text_20_Body_20_Single" style:list-style-name="L6">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75"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76" style:family="paragraph" style:parent-style-name="Heading_20_2" style:list-style-name="L7"/>
    <style:style style:name="P77" style:family="paragraph" style:parent-style-name="Heading_20_2" style:list-style-name="L1"/>
    <style:style style:name="P78"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79" style:family="paragraph" style:parent-style-name="Code_20_Indented" style:list-style-name="L4"/>
    <style:style style:name="P80" style:family="paragraph" style:parent-style-name="Code_20_Indented" style:list-style-name="L4"/>
    <style:style style:name="P81" style:family="paragraph" style:parent-style-name="Code_20_Indented" style:list-style-name="L6"/>
    <style:style style:name="P82" style:family="paragraph" style:parent-style-name="Code_20_Indented" style:list-style-name="L6"/>
    <style:style style:name="P83" style:family="paragraph" style:parent-style-name="Code_20_Indented" style:list-style-name="L6"/>
    <style:style style:name="P84" style:family="paragraph" style:parent-style-name="Code_20_Indented" style:list-style-name="L6"/>
    <style:style style:name="P85" style:family="paragraph" style:parent-style-name="Code_20_Indented" style:list-style-name="L4"/>
    <style:style style:name="P86" style:family="paragraph" style:parent-style-name="Code_20_Indented" style:list-style-name="L7"/>
    <style:style style:name="P87" style:family="paragraph" style:parent-style-name="Code_20_Indented" style:list-style-name="L7"/>
    <style:style style:name="P88" style:family="paragraph" style:parent-style-name="Code_20_Indented" style:list-style-name="L7"/>
    <style:style style:name="P89" style:family="paragraph" style:parent-style-name="Code_20_Indented" style:list-style-name="L7"/>
    <style:style style:name="P90" style:family="paragraph" style:parent-style-name="Code_20_Indented">
      <style:paragraph-properties fo:margin-left="1in" fo:margin-right="0in" fo:text-indent="-0.25in" style:auto-text-indent="false"/>
    </style:style>
    <style:style style:name="P91" style:family="paragraph" style:parent-style-name="Code_20_Indented" style:list-style-name="L7">
      <style:paragraph-properties fo:margin-left="0in" fo:margin-right="0in" fo:text-indent="0in" style:auto-text-indent="false"/>
      <style:text-properties fo:font-size="12pt" style:font-size-asian="12pt" style:font-size-complex="12pt"/>
    </style:style>
    <style:style style:name="P92" style:family="paragraph" style:parent-style-name="Code_20_Indented" style:list-style-name="L7">
      <style:paragraph-properties fo:margin-left="0in" fo:margin-right="0in" fo:text-indent="0in" style:auto-text-indent="false"/>
      <style:text-properties fo:font-size="12pt" style:font-size-asian="12pt" style:font-size-complex="12pt"/>
    </style:style>
    <style:style style:name="P93" style:family="paragraph" style:parent-style-name="Contents_20_3">
      <style:paragraph-properties>
        <style:tab-stops>
          <style:tab-stop style:position="6.5665in" style:type="right" style:leader-style="dotted" style:leader-text="."/>
        </style:tab-stops>
      </style:paragraph-properties>
    </style:style>
    <style:style style:name="P94" style:family="paragraph" style:parent-style-name="Contents_20_1">
      <style:paragraph-properties>
        <style:tab-stops>
          <style:tab-stop style:position="6.9in" style:type="right" style:leader-style="dotted" style:leader-text="."/>
        </style:tab-stops>
      </style:paragraph-properties>
    </style:style>
    <style:style style:name="P95" style:family="paragraph" style:parent-style-name="Contents_20_2">
      <style:paragraph-properties>
        <style:tab-stops>
          <style:tab-stop style:position="6.7335in" style:type="right" style:leader-style="dotted" style:leader-text="."/>
        </style:tab-stops>
      </style:paragraph-properties>
    </style:style>
    <style:style style:name="P96" style:family="paragraph" style:parent-style-name="List_20_Number" style:list-style-name="L7"/>
    <style:style style:name="P97" style:family="paragraph" style:parent-style-name="List_20_Number" style:list-style-name="L7"/>
    <style:style style:name="P98" style:family="paragraph" style:parent-style-name="List_20_Number" style:list-style-name="L7"/>
    <style:style style:name="P99" style:family="paragraph" style:parent-style-name="List_20_Number" style:list-style-name="L7">
      <style:text-properties fo:color="#ff0000"/>
    </style:style>
    <style:style style:name="P100" style:family="paragraph" style:parent-style-name="List_20_Number" style:list-style-name="L7"/>
    <style:style style:name="P101" style:family="paragraph" style:parent-style-name="List_20_Number" style:list-style-name="L7"/>
    <style:style style:name="P102" style:family="paragraph" style:parent-style-name="List_20_Number" style:list-style-name="L7"/>
    <style:style style:name="P103" style:family="paragraph" style:parent-style-name="List_20_Number" style:list-style-name="L7"/>
    <style:style style:name="P104" style:family="paragraph" style:parent-style-name="Heading_20_1" style:list-style-name="L1"/>
    <style:style style:name="P105" style:family="paragraph" style:parent-style-name="Text_20_body_20_indent" style:list-style-name="L7"/>
    <style:style style:name="P106" style:family="paragraph" style:parent-style-name="Text_20_body_20_indent" style:list-style-name="L7"/>
    <style:style style:name="P107" style:family="paragraph" style:parent-style-name="Text_20_body_20_indent"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xCAT 2 Setup PostgreSQL</text:p>
      <text:p text:style-name="P3"><text:date style:data-style-name="N37" text:date-value="2010-06-03T08:48:43.81">06/03/10</text:date>, <text:time style:data-style-name="N43" text:time-value="2010-06-03T08:48:43.81">08:48:44 AM</text:time></text:p>
      <text:p text:style-name="P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4"><text:a xlink:type="simple" xlink:href="#1.Switching to  PostgreSQL Database on Management Node|outline" text:style-name="Internet_20_link" text:visited-style-name="Internet_20_link">1.0 Switching to <text:s/>PostgreSQL Database on Management Node</text:a><text:tab/>1</text:p>
          <text:p text:style-name="P95"><text:a xlink:type="simple" xlink:href="#1.1.Install PostgreSQL |outline" text:style-name="Internet_20_link" text:visited-style-name="Internet_20_link">1.1 Install PostgreSQL </text:a><text:tab/>1</text:p>
          <text:p text:style-name="P93"><text:a xlink:type="simple" xlink:href="#1.1.1.Install Postgresql on Linux|outline" text:style-name="Internet_20_link" text:visited-style-name="Internet_20_link">1.1.1 Install Postgresql on Linux</text:a><text:tab/>1</text:p>
          <text:p text:style-name="P93"><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95"><text:a xlink:type="simple" xlink:href="#1.2.Setup PostgreSQL  on AIX and Linux|outline" text:style-name="Internet_20_link" text:visited-style-name="Internet_20_link">1.2 Setup PostgreSQL <text:s/>on AIX and Linux</text:a><text:tab/>2</text:p>
          <text:p text:style-name="P95"><text:a xlink:type="simple" xlink:href="#1.3.Migrate your database to PostgreSQL|outline" text:style-name="Internet_20_link" text:visited-style-name="Internet_20_link">1.3 Migrate your database to PostgreSQL</text:a><text:tab/>4</text:p>
          <text:p text:style-name="P95"><text:a xlink:type="simple" xlink:href="#1.4.Using Postgreql  ( psql command line interface)|outline" text:style-name="Internet_20_link" text:visited-style-name="Internet_20_link">1.4 Using Postgreql <text:s/>( psql command line interface)</text:a><text:tab/>5</text:p>
        </text:index-body>
      </text:table-of-content>
      <text:p text:style-name="P2"/>
      <text:list text:style-name="L1">
        <text:list-item>
          <text:h text:style-name="P104" text:outline-level="1">Switching to <text:s/>PostgreSQL Database on Management Node</text:h>
        </text:list-item>
      </text:list>
      <text:p text:style-name="P25"><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66">11.16.0.1: <text:s/>IP of management node (cluster-facing NIC)</text:p>
        </text:list-item>
        <text:list-item>
          <text:p text:style-name="P66">xcatdb: <text:s/>database name</text:p>
        </text:list-item>
        <text:list-item>
          <text:p text:style-name="P66">xcatadm: <text:s/>database role (aka user)</text:p>
        </text:list-item>
        <text:list-item>
          <text:p text:style-name="P66">cluster: <text:s/>database password</text:p>
        </text:list-item>
        <text:list-item>
          <text:p text:style-name="P66">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6">postgresql-libs-*</text:p>
      <text:p text:style-name="P6">postgresql-server-*</text:p>
      <text:p text:style-name="P6">postgresql-*</text:p>
      <text:p text:style-name="Standard"/>
      <text:p text:style-name="Standard"><text:soft-page-break/>In addition you need to install the Perl-DBD code from the OS.</text:p>
      <text:list text:style-name="WW8Num9">
        <text:list-header>
          <text:p text:style-name="P24"><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71">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71">Unzip and untar in the location of your choice.</text:p>
          <text:p text:style-name="P71"/>
        </text:list-item>
      </text:list>
      <text:p text:style-name="P17"><text:span text:style-name="T2"><text:s text:c="12"/></text:span><text:span text:style-name="T3">gunzip <text:s/>xcat-postgresql-2*.gz</text:span></text:p>
      <text:p text:style-name="P8">tar -xvf xcat-postgresql-2*.tar</text:p>
      <text:p text:style-name="P8">./instpostgresql</text:p>
      <text:list text:style-name="L3" text:continue-numbering="true">
        <text:list-item>
          <text:p text:style-name="P74">Create <text:s/>the postgres id that will administer the PostgreSQL server</text:p>
          <text:p text:style-name="P26">mkgroup postgres<text:line-break/>mkuser pgrp=postgres home=/var/lib/pgsql postgres</text:p>
          <text:p text:style-name="P26">passwd postgres <text:s/>( assign a password this is optional)</text:p>
        </text:list-item>
        <text:list-item>
          <text:p text:style-name="P26">Create the xcatadm id that will own the xcatdb in PostgreSQL</text:p>
          <text:p text:style-name="P26">mkuser xcatadm</text:p>
          <text:p text:style-name="P26">passwd <text:s/>xcatadm ( assign temp password with root)</text:p>
          <text:p text:style-name="P26">su – xcatadm</text:p>
          <text:p text:style-name="P26">passwd <text:s/>( assign permanent password that will be used in the /etc/xcat/cfgloc file) </text:p>
        </text:list-item>
        <text:list-item>
          <text:p text:style-name="P26">Create the directory for the databases and make postgres the owner</text:p>
          <text:p text:style-name="P26">as root:</text:p>
          <text:p text:style-name="P35">mkdir /var/lib/pgsql/data</text:p>
          <text:p text:style-name="P35">chown postgres /var/lib/pgsql/data</text:p>
        </text:list-item>
      </text:list>
      <text:p text:style-name="P22"><text:s text:c="12"/>chgrp postgres /var/lib/pgsql/data</text:p>
      <text:p text:style-name="P22"/>
      <text:h text:style-name="P78" text:outline-level="2">Setup PostgreSQL <text:s/>on AIX and Linux</text:h>
      <text:p text:style-name="P18"/>
      <text:p text:style-name="P18"><text:span text:style-name="T4">As root</text:span>: <text:s/>Stop the xcatd daemon during the database migration:</text:p>
      <text:p text:style-name="P18"/>
      <text:list text:style-name="L7">
        <text:list-header>
          <text:p text:style-name="P96">AIX:</text:p>
          <text:p text:style-name="P86">stopsrc -s xcatd</text:p>
          <text:p text:style-name="P86"/>
          <text:p text:style-name="P91">Linux:</text:p>
        </text:list-header>
      </text:list>
      <text:p text:style-name="P16">service xcatd stop</text:p>
      <text:list text:style-name="L7" text:continue-numbering="true">
        <text:list-header>
          <text:p text:style-name="P107"/>
        </text:list-header>
      </text:list>
      <text:p text:style-name="P18"/>
      <text:p text:style-name="P20"><text:soft-page-break/>As postgres:</text:p>
      <text:p text:style-name="P22"/>
      <text:list text:style-name="L4">
        <text:list-item>
          <text:p text:style-name="P37">Switch to the postgres userid <text:s/>for further setup of PostgreSQL</text:p>
          <text:p text:style-name="P37">su – postgres</text:p>
          <text:p text:style-name="P37">pwd ( are you in /var/lib/pgsql)</text:p>
          <text:p text:style-name="P37">Setup .profile</text:p>
          <text:p text:style-name="P37">Add paths needing to run DB commands</text:p>
          <text:p text:style-name="P37">MANPATH=/usr/local/pgsql/man:$MANPATH</text:p>
          <text:p text:style-name="P37">export MANPATH</text:p>
          <text:p text:style-name="P37">PATH=/usr/local/pgsql/bin:$PATH</text:p>
          <text:p text:style-name="P37">export PATH</text:p>
        </text:list-item>
        <text:list-item>
          <text:p text:style-name="P37">Create a database installation on AIX as postgres :</text:p>
          <text:p text:style-name="P79">/var/lib/pgsql/bin/initdb -D /var/lib/pgsql/data</text:p>
          <text:p text:style-name="P79"/>
          <text:p text:style-name="P37">You should get the following message “Success. You can now start the database...”</text:p>
          <text:p text:style-name="P37"/>
        </text:list-item>
        <text:list-item>
          <text:p text:style-name="P37"><text:reference-mark-start text:name="1.Setup the PostgreSQL configuration"/>Setup the PostgreSQL configuration<text:reference-mark-end text:name="1.Setup the PostgreSQL configuration"/></text:p>
          <text:p text:style-name="P37"/>
          <text:p text:style-name="P62">vi /var/lib/pgsql/data/pg_hba.conf</text:p>
          <text:p text:style-name="P37"/>
        </text:list-item>
      </text:list>
      <text:list text:style-name="L5">
        <text:list-header>
          <text:p text:style-name="P63"><text:line-break/>Lines should look like this (with your IP addresses substituted). <text:s text:c="2"/>Add all nodes that need to access the database.</text:p>
        </text:list-header>
      </text:list>
      <text:p text:style-name="P16">local all all ident sameuser</text:p>
      <text:p text:style-name="P16"># IPv4 local connections:</text:p>
      <text:p text:style-name="P16">host all all 127.0.0.1/32 md5</text:p>
      <text:p text:style-name="P16">host all all 11.16.0.1/32 md5</text:p>
      <text:p text:style-name="P16">host all all 11.16.1.230/32 md5</text:p>
      <text:p text:style-name="P16">host all all 11.16.2.230/32 md5</text:p>
      <text:p text:style-name="P16"/>
      <text:p text:style-name="P10">For example, where 11.16.0.1 is the MN and 11.16.1.230 and 11.16.2.230 are service nodes.</text:p>
      <text:p text:style-name="P10"/>
      <text:p text:style-name="P18"><text:s text:c="12"/><text:span text:style-name="T4">vi /var/lib/pgsql/data/postgresql.conf</text:span></text:p>
      <text:p text:style-name="P19"/>
      <text:p text:style-name="P13">set listen_addresses = '*' <text:s text:c="2"/># This allows remote access from all ips</text:p>
      <text:p text:style-name="P13">Note: be sure and uncomment the line. </text:p>
      <text:p text:style-name="P13">The following logging setup is the default on Linux, but should be set on AIX also.</text:p>
      <text:p text:style-name="P9">logging_collector = on</text:p>
      <text:p text:style-name="P9">log_directory = 'pg_log'</text:p>
      <text:p text:style-name="P9">log_filename = 'postgresql-%a.log' </text:p>
      <text:p text:style-name="P9">log_truncate_on_rotation = on</text:p>
      <text:p text:style-name="P9">log_rotation_age = 1d</text:p>
      <text:p text:style-name="P9">log_rotation_size = 0</text:p>
      <text:p text:style-name="P9">log_min_messages = notice </text:p>
      <text:p text:style-name="P12"/>
      <text:p text:style-name="P7"><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1"><text:s/>set max_connections = 1000</text:p>
      <text:list text:style-name="L4" text:continue-numbering="true">
        <text:list-header>
          <text:p text:style-name="P37"><text:soft-page-break/></text:p>
        </text:list-header>
        <text:list-item>
          <text:p text:style-name="P37"><text:reference-mark-start text:name="1.Start/Stop the server"/>Start/Stop the PostgreSQL server<text:reference-mark-end text:name="1.Start/Stop the server"/></text:p>
          <text:p text:style-name="P37"/>
        </text:list-item>
      </text:list>
      <text:p text:style-name="P23"/>
      <text:p text:style-name="P22"/>
      <text:p text:style-name="P22"><text:tab/><text:span text:style-name="T4">On AIX:</text:span></text:p>
      <text:p text:style-name="P23"><text:s text:c="12"/>su – postgres </text:p>
      <text:p text:style-name="P22"><text:s text:c="12"/>start the server:</text:p>
      <text:p text:style-name="P22"/>
      <text:list text:style-name="L6">
        <text:list-header>
          <text:p text:style-name="P55">/var/lib/pgsql/bin/pg_ctl -D /var/lib/pgsql/data <text:s/>start</text:p>
          <text:p text:style-name="P55">If you need to stop the server </text:p>
          <text:p text:style-name="P55">/var/lib/pgsql/bin/pg_ctl -D /var/lib/pgsql/data <text:s/>stop</text:p>
        </text:list-header>
      </text:list>
      <text:p text:style-name="P22"><text:s text:c="7"/></text:p>
      <text:p text:style-name="P22"><text:s text:c="12"/><text:span text:style-name="T4">On Linux:</text:span></text:p>
      <text:p text:style-name="P23"/>
      <text:p text:style-name="P22"><text:s text:c="13"/>Create a database installation:</text:p>
      <text:p text:style-name="P22"><text:s text:c="13"/>service postgresql initdb to initialize the database</text:p>
      <text:p text:style-name="P22"><text:s text:c="13"/>service postgresql start</text:p>
      <text:p text:style-name="P22"><text:s text:c="13"/></text:p>
      <text:p text:style-name="P22"><text:s text:c="13"/>To stop/stop postgresql:</text:p>
      <text:p text:style-name="P22"/>
      <text:p text:style-name="P22"><text:s text:c="14"/>service postgresql start</text:p>
      <text:p text:style-name="P22"><text:s text:c="14"/>service postgresql stop</text:p>
      <text:p text:style-name="P22"/>
      <text:p text:style-name="P23">On AIX and Linux:</text:p>
      <text:p text:style-name="P22"><text:s/>su – postgres:</text:p>
      <text:p text:style-name="P22"/>
      <text:list text:style-name="L4" text:continue-numbering="true">
        <text:list-header>
          <text:p text:style-name="P37">Create the xcatadm userid in the database and set to own xcatdb</text:p>
          <text:p text:style-name="P37"/>
        </text:list-header>
      </text:list>
      <text:list text:style-name="L6" text:continue-numbering="true">
        <text:list-header>
          <text:p text:style-name="P81">/var/lib/pgsql/bin/createuser -SDRP xcatadm</text:p>
          <text:p text:style-name="P81"/>
          <text:p text:style-name="P64">( Will prompt for a password, use the same one that you input for the AIX xcatadm id. <text:s/>Note: this xcatadm <text:s/>unix id does not have to exist on Linux, only in the database.).</text:p>
          <text:p text:style-name="P64"/>
        </text:list-header>
      </text:list>
      <text:list text:style-name="L4" text:continue-numbering="true">
        <text:list-header>
          <text:p text:style-name="P37">Create the xcatdb database owned by xcatadm</text:p>
          <text:p text:style-name="P37"/>
        </text:list-header>
      </text:list>
      <text:list text:style-name="L6" text:continue-numbering="true">
        <text:list-header>
          <text:p text:style-name="P81">/var/lib/pgsql/bin/createdb -O xcatadm xcatdb</text:p>
          <text:p text:style-name="P81"/>
        </text:list-header>
      </text:list>
      <text:list text:style-name="L4" text:continue-numbering="true">
        <text:list-header>
          <text:p text:style-name="P79">exit <text:s/>( back to root)</text:p>
        </text:list-header>
      </text:list>
      <text:p text:style-name="P21"/>
      <text:p text:style-name="P9"/>
      <text:p text:style-name="P9"/>
      <text:p text:style-name="P9"/>
      <text:p text:style-name="P14"/>
      <text:h text:style-name="Heading_20_2" text:outline-level="2">Migrate your database to PostgreSQL</text:h>
      <text:p text:style-name="Text_20_body"/>
      <text:list text:style-name="L7" text:continue-numbering="true">
        <text:list-item>
          <text:p text:style-name="P96"><text:soft-page-break/>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6">mkdir -p ~/xcat-dbback</text:p>
      <text:p text:style-name="P16">XCATBYPASS=1 dumpxCATdb -p ~/xcat-dbback</text:p>
      <text:p text:style-name="P16"/>
      <text:list text:style-name="L7" text:continue-numbering="true">
        <text:list-item>
          <text:p text:style-name="P96">/etc/xcat/cfgloc file should contain the following line, substituting your specific info. This points the xCAT database access code to the new database. </text:p>
          <text:p text:style-name="P105"/>
        </text:list-item>
      </text:list>
      <text:p text:style-name="P16">Pg:dbname=xcatdb;host=11.16.0.1|xcatadm|cluster</text:p>
      <text:p text:style-name="P16"/>
      <text:p text:style-name="Text_20_body"><text:s text:c="14"/>change to allow only root access:</text:p>
      <text:p text:style-name="P16">chmod 0600 /etc/xcat/cfgloc</text:p>
      <text:p text:style-name="P15"/>
      <text:list text:style-name="L7" text:continue-numbering="true">
        <text:list-item>
          <text:p text:style-name="P96">Restore your database to postgresql (bypass mode runs the command without xcatd):</text:p>
        </text:list-item>
      </text:list>
      <text:p text:style-name="P16">XCATBYPASS=1 restorexCATdb -p ~/xcat-dbback</text:p>
      <text:list text:style-name="L7" text:continue-numbering="true">
        <text:list-header>
          <text:p text:style-name="P99"/>
        </text:list-header>
        <text:list-item>
          <text:p text:style-name="P96">Start the xcatd daemon using the postgresql database</text:p>
          <text:p text:style-name="P96">AIX:</text:p>
          <text:p text:style-name="P86">startsrc -s xcatd</text:p>
          <text:p text:style-name="P86"/>
          <text:p text:style-name="P91">Linux:</text:p>
        </text:list-item>
      </text:list>
      <text:p text:style-name="P16">service xcatd start</text:p>
      <text:list text:style-name="L7" text:continue-numbering="true">
        <text:list-header>
          <text:p text:style-name="P105"/>
          <text:p text:style-name="P96"/>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ext:soft-page-break/>Then</text:p>
      <text:p text:style-name="Standard">select * from nodelist; <text:s text:c="4"/>to see table entries</text:p>
      <text:p text:style-name="Standard">\dt <text:s/>list all tables;</text:p>
      <text:p text:style-name="Standard">\q <text:s/>to quit </text:p>
      <text:p text:style-name="Standard"/>
      <text:p text:style-name="Standard"/>
      <text:list text:style-name="L7" text:continue-numbering="true">
        <text:list-item>
          <text:list text:continue-numbering="true">
            <text:list-header>
              <text:h text:style-name="P76" text:outline-level="2" text:is-list-header="true"/>
            </text:list-header>
          </text:list>
        </text:list-item>
      </text:list>
      <text:list text:style-name="L1" text:continue-numbering="true">
        <text:list-item>
          <text:list text:continue-numbering="true">
            <text:list-header>
              <text:h text:style-name="P77"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6-03T08:48:43</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6" meta:paragraph-count="142" meta:word-count="1061" meta:character-count="6574"/>
  </office:meta>
</office:document-meta>
</file>